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55b7" officeooo:paragraph-rsid="001855b7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rsid="001855b7" officeooo:paragraph-rsid="001855b7"/>
    </style:style>
    <style:style style:name="P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normal" officeooo:rsid="001d0652" officeooo:paragraph-rsid="001d0652" fo:background-color="transparent" style:font-style-asian="normal" style:font-style-complex="normal"/>
    </style:style>
    <style:style style:name="P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color="#f8f8f2" style:font-name="Droid Sans Mono" fo:font-size="10.5pt" fo:font-style="normal" fo:font-weight="normal" officeooo:rsid="001d0652" officeooo:paragraph-rsid="001d0652" fo:background-color="#272822" style:font-style-asian="normal" style:font-style-complex="normal"/>
    </style:style>
    <style:style style:name="P5" style:family="paragraph" style:parent-style-name="Standard" style:list-style-name="L1">
      <style:text-properties officeooo:rsid="001855b7" officeooo:paragraph-rsid="001855b7"/>
    </style:style>
    <style:style style:name="P6" style:family="paragraph" style:parent-style-name="Standard" style:list-style-name="L2">
      <style:text-properties officeooo:rsid="001855b7" officeooo:paragraph-rsid="001855b7"/>
    </style:style>
    <style:style style:name="P7" style:family="paragraph" style:parent-style-name="Standard">
      <style:text-properties fo:font-style="italic" officeooo:rsid="001855b7" officeooo:paragraph-rsid="001855b7" fo:background-color="#ffff00" style:font-style-asian="italic" style:font-style-complex="italic"/>
    </style:style>
    <style:style style:name="P8" style:family="paragraph" style:parent-style-name="Standard" style:list-style-name="L2">
      <style:text-properties fo:font-style="normal" officeooo:rsid="0019728e" officeooo:paragraph-rsid="0019728e" fo:background-color="transparent" style:font-style-asian="normal" style:font-style-complex="normal"/>
    </style:style>
    <style:style style:name="P9" style:family="paragraph" style:parent-style-name="Standard" style:list-style-name="L2">
      <style:text-properties fo:font-style="normal" officeooo:paragraph-rsid="0019728e" fo:background-color="transparent" style:font-style-asian="normal" style:font-style-complex="normal"/>
    </style:style>
    <style:style style:name="P10" style:family="paragraph" style:parent-style-name="Standard" style:list-style-name="L2">
      <style:text-properties fo:font-style="normal" officeooo:rsid="001a76cb" officeooo:paragraph-rsid="001a76cb" fo:background-color="transparent" style:font-style-asian="normal" style:font-style-complex="normal"/>
    </style:style>
    <style:style style:name="P11" style:family="paragraph" style:parent-style-name="Standard" style:list-style-name="L2">
      <style:text-properties fo:font-style="normal" officeooo:rsid="001bc71f" officeooo:paragraph-rsid="001bc71f" fo:background-color="transparent" style:font-style-asian="normal" style:font-style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tyle="normal" officeooo:rsid="001bc71f" officeooo:paragraph-rsid="001bc71f" fo:background-color="transparent" style:font-style-asian="normal" style:font-style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tyle="normal" officeooo:rsid="001bc71f" officeooo:paragraph-rsid="001c47a3" fo:background-color="transparent" style:font-style-asian="normal" style:font-style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tyle="normal" officeooo:rsid="001d0652" officeooo:paragraph-rsid="001d0652" fo:background-color="transparent" style:font-style-asian="normal" style:font-style-complex="normal"/>
    </style:style>
    <style:style style:name="P15" style:family="paragraph" style:parent-style-name="Standard" style:list-style-name="L2">
      <style:text-properties fo:font-style="normal" style:text-underline-style="solid" style:text-underline-type="double" style:text-underline-width="auto" style:text-underline-color="font-color" officeooo:rsid="001a76cb" officeooo:paragraph-rsid="001a76cb" fo:background-color="transparent" style:font-style-asian="normal" style:font-style-complex="normal"/>
    </style:style>
    <style:style style:name="P16" style:family="paragraph" style:parent-style-name="Standard">
      <style:paragraph-properties style:line-height-at-least="0.198in"/>
      <style:text-properties fo:color="#f8f8f2" style:font-name="Droid Sans Mono" fo:font-size="10.5pt" fo:font-weight="normal" fo:background-color="#272822"/>
    </style:style>
    <style:style style:name="P17" style:family="paragraph" style:parent-style-name="Standard">
      <style:text-properties officeooo:rsid="00203c2d" officeooo:paragraph-rsid="00203c2d"/>
    </style:style>
    <style:style style:name="P18" style:family="paragraph" style:parent-style-name="Standard" style:list-style-name="L4">
      <style:text-properties officeooo:rsid="00214c49" officeooo:paragraph-rsid="00214c49"/>
    </style:style>
    <style:style style:name="T1" style:family="text">
      <style:text-properties officeooo:rsid="0019728e"/>
    </style:style>
    <style:style style:name="T2" style:family="text">
      <style:text-properties fo:font-style="italic" fo:background-color="#ffff00" loext:char-shading-value="0" style:font-style-asian="italic" style:font-style-complex="italic"/>
    </style:style>
    <style:style style:name="T3" style:family="text">
      <style:text-properties fo:color="#000000" style:font-name="Droid Sans Mono" fo:font-size="10.5pt" fo:font-weight="normal"/>
    </style:style>
    <style:style style:name="T4" style:family="text">
      <style:text-properties fo:color="#000000" style:font-name="Droid Sans Mono" fo:font-size="10.5pt" fo:font-weight="normal" officeooo:rsid="0019728e"/>
    </style:style>
    <style:style style:name="T5" style:family="text">
      <style:text-properties fo:color="#000000" style:font-name="Droid Sans Mono" fo:font-size="10.5pt" fo:font-weight="normal" officeooo:rsid="001c47a3"/>
    </style:style>
    <style:style style:name="T6" style:family="text">
      <style:text-properties fo:color="#000000" officeooo:rsid="0019728e"/>
    </style:style>
    <style:style style:name="T7" style:family="text">
      <style:text-properties officeooo:rsid="001c47a3"/>
    </style:style>
    <style:style style:name="T8" style:family="text">
      <style:text-properties fo:color="#66d9ef" fo:font-style="italic"/>
    </style:style>
    <style:style style:name="T9" style:family="text">
      <style:text-properties fo:color="#cfcfc2"/>
    </style:style>
    <style:style style:name="T10" style:family="text">
      <style:text-properties style:text-underline-style="solid" style:text-underline-type="double" style:text-underline-width="auto" style:text-underline-color="font-color"/>
    </style:style>
    <style:style style:name="T11" style:family="text">
      <style:text-properties style:text-underline-style="solid" style:text-underline-type="double" style:text-underline-width="auto" style:text-underline-color="font-color" officeooo:rsid="001c47a3"/>
    </style:style>
    <style:style style:name="T12" style:family="text">
      <style:text-properties style:text-underline-style="none"/>
    </style:style>
    <style:style style:name="T13" style:family="text">
      <style:text-properties officeooo:rsid="00231d9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18844451" text:style-name="L1">
        <text:list-item>
          <text:p text:style-name="P5">Github: create a new repository ( start new project) in github on master;</text:p>
        </text:list-item>
      </text:list>
      <text:p text:style-name="P2">description in not importanta , read me file it is</text:p>
      <text:p text:style-name="P1"/>
      <text:list xml:id="list3322192079" text:style-name="L2">
        <text:list-item>
          <text:p text:style-name="P6"><text:span text:style-name="T2">git clone </text:span><text:a xlink:type="simple" xlink:href="mailto:git@github.com" text:style-name="Internet_20_link" text:visited-style-name="Visited_20_Internet_20_Link"><text:span text:style-name="T2">git@github.com</text:span></text:a><text:span text:style-name="T2">:fab-zio/webpack-reload.git f</text:span></text:p>
        </text:list-item>
      </text:list>
      <text:p text:style-name="P7"/>
      <text:list xml:id="list141903161452554" text:continue-numbering="true" text:style-name="L2">
        <text:list-item>
          <text:p text:style-name="P8">open visual code run the terminal and go on the main directory of your project</text:p>
        </text:list-item>
        <text:list-item>
          <text:p text:style-name="P9"><text:span text:style-name="T1">create .gitignore and type inside</text:span><text:span text:style-name="T6"> </text:span><text:span text:style-name="T3">.idea <text:s text:c="2"/></text:span><text:span text:style-name="T4">and <text:s text:c="2"/></text:span><text:span text:style-name="T3">.DS_Store </text:span><text:span text:style-name="T5">node_modules</text:span></text:p>
        </text:list-item>
        <text:list-item>
          <text:p text:style-name="P15">npm init</text:p>
        </text:list-item>
        <text:list-item>
          <text:p text:style-name="P10">create 2 folder src(source) and dist or public(distribution) on the same level.</text:p>
        </text:list-item>
        <text:list-item>
          <text:p text:style-name="P11">Inside src create two folder: js and scss and here you place the operative file(main.js and main.scss);</text:p>
        </text:list-item>
        <text:list-item>
          <text:p text:style-name="P11">Inside dist create two folder: js and css</text:p>
        </text:list-item>
        <text:list-item>
          <text:p text:style-name="P12">install webpack4 ::: <text:span text:style-name="T10">npm install webpack</text:span></text:p>
        </text:list-item>
        <text:list-item>
          <text:p text:style-name="P13">install webpack4 ::: <text:span text:style-name="T10">npm install webpack-</text:span><text:span text:style-name="T11">cli</text:span></text:p>
        </text:list-item>
        <text:list-item>
          <text:p text:style-name="P14">get into package.json and paste the following configuration for prod and dev:</text:p>
        </text:list-item>
      </text:list>
      <text:p text:style-name="P4"><text:span text:style-name="T8">"dev"</text:span>: <text:span text:style-name="T9">"webpack --mode development ./src/js/main.js --output ./dist/js/main.js"</text:span>,</text:p>
      <text:p text:style-name="P16"><text:span text:style-name="T8">"production"</text:span>: <text:span text:style-name="T9">"webpack --mode production ./src/js/main.js --output ./dist/js/main.js"</text:span></text:p>
      <text:p text:style-name="P17">in case I want to do it quickly and I’ve already the package.json file saved and working. I can copy this file on the <text:span text:style-name="T12">repository of the new project an then run </text:span><text:span text:style-name="T10">npm install</text:span> </text:p>
      <text:list xml:id="list1915188119" text:style-name="L4">
        <text:list-item>
          <text:p text:style-name="P18"><text:span text:style-name="T13">Create this file named webpack.config.js</text:span> 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1:08:47.295206162</meta:creation-date>
    <dc:date>2018-09-25T14:18:59.627464008</dc:date>
    <meta:editing-duration>PT55M17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1" meta:paragraph-count="16" meta:word-count="183" meta:character-count="1119" meta:non-whitespace-character-count="962"/>
  </office:meta>
</office:document-meta>
</file>